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FB000000E208B64F4E374FD607.png" manifest:media-type="image/png"/>
  <manifest:file-entry manifest:full-path="Pictures/100000010000032400000215891A2E10E457B0D2.png" manifest:media-type="image/png"/>
  <manifest:file-entry manifest:full-path="Pictures/10000001000002F20000009557FA53C689AE51A0.png" manifest:media-type="image/png"/>
  <manifest:file-entry manifest:full-path="Pictures/1000000100000324000002158D0BE383E77D4A0E.png" manifest:media-type="image/png"/>
  <manifest:file-entry manifest:full-path="Pictures/1000000100000324000002159319C407759EA362.png" manifest:media-type="image/png"/>
  <manifest:file-entry manifest:full-path="Pictures/1000000100000324000002159E2621BD91F7255A.png" manifest:media-type="image/png"/>
  <manifest:file-entry manifest:full-path="Pictures/1000000100000324000002155070680A3E1A5E66.png" manifest:media-type="image/png"/>
  <manifest:file-entry manifest:full-path="Pictures/10000001000005E600000369754201D95D196771.png" manifest:media-type="image/png"/>
  <manifest:file-entry manifest:full-path="Pictures/100000010000032400000215064C7BC4EA90038A.png" manifest:media-type="image/png"/>
  <manifest:file-entry manifest:full-path="Pictures/10000001000003240000021532855B57519F971E.png" manifest:media-type="image/png"/>
  <manifest:file-entry manifest:full-path="Pictures/10000001000003240000021545D010E146AF42DB.png" manifest:media-type="image/png"/>
  <manifest:file-entry manifest:full-path="Pictures/10000001000005E600000369A796BD1E70F04FF8.png" manifest:media-type="image/png"/>
  <manifest:file-entry manifest:full-path="Pictures/10000001000005E600000369827658F3F5E85471.png" manifest:media-type="image/png"/>
  <manifest:file-entry manifest:full-path="Pictures/10000001000003240000021597824EC3F20709B8.png" manifest:media-type="image/png"/>
  <manifest:file-entry manifest:full-path="Pictures/100000010000032400000215DBA7E4641154E60F.png" manifest:media-type="image/png"/>
  <manifest:file-entry manifest:full-path="Pictures/10000001000003240000021537BB21558E573E23.png" manifest:media-type="image/png"/>
  <manifest:file-entry manifest:full-path="Pictures/10000001000005E6000003690581D59AA4E675BC.png" manifest:media-type="image/png"/>
  <manifest:file-entry manifest:full-path="Pictures/10000001000005E80000036BAAAE99FEE7CC7AF1.png" manifest:media-type="image/png"/>
  <manifest:file-entry manifest:full-path="Pictures/10000001000002F20000009592A84D2288ECBA05.png" manifest:media-type="image/png"/>
  <manifest:file-entry manifest:full-path="Pictures/10000001000005E600000369C64BB868100D688A.png" manifest:media-type="image/png"/>
  <manifest:file-entry manifest:full-path="Pictures/100000010000032400000215AC2A1AD2F8D3A8C6.png" manifest:media-type="image/png"/>
  <manifest:file-entry manifest:full-path="Pictures/100000010000032400000215877849FB1D21EA66.png" manifest:media-type="image/png"/>
  <manifest:file-entry manifest:full-path="Pictures/100000010000032400000215BF0B7C92A79062A3.png" manifest:media-type="image/png"/>
  <manifest:file-entry manifest:full-path="Pictures/10000001000003240000021548F13B2A9F936385.png" manifest:media-type="image/png"/>
  <manifest:file-entry manifest:full-path="Pictures/100000010000032400000215D19EE87DD3AD63C0.png" manifest:media-type="image/png"/>
  <manifest:file-entry manifest:full-path="Pictures/100000010000032400000215975E6F0613946F0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5016" officeooo:paragraph-rsid="00045016"/>
    </style:style>
    <style:style style:name="P2" style:family="paragraph" style:parent-style-name="Standard">
      <style:text-properties officeooo:rsid="0009daad" officeooo:paragraph-rsid="0009daa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n1" text:anchor-type="char" svg:x="0cm" svg:y="-2cm" svg:width="17.59cm" svg:height="11.659cm" draw:z-index="0"><draw:image xlink:href="Pictures/100000010000032400000215BF0B7C92A79062A3.png" xlink:type="simple" xlink:show="embed" xlink:actuate="onLoad" draw:mime-type="image/png"/></draw:frame></text:p>
      <text:p text:style-name="Standard"/>
      <text:p text:style-name="Standard"><draw:frame draw:style-name="fr1" draw:name="Imagen2" text:anchor-type="char" svg:x="-0.351cm" svg:y="0.002cm" svg:width="17.59cm" svg:height="11.659cm" draw:z-index="1"><draw:image xlink:href="Pictures/100000010000032400000215064C7BC4EA90038A.png" xlink:type="simple" xlink:show="embed" xlink:actuate="onLoad" draw:mime-type="image/png"/></draw:frame></text:p>
      <text:p text:style-name="Standard"/>
      <text:p text:style-name="Standard"/>
      <text:p text:style-name="Standard"><text:soft-page-break/></text:p>
      <text:p text:style-name="P1">Se ecriopt a 2048 bits</text:p>
      <text:p text:style-name="P1"/>
      <text:p text:style-name="P1"><draw:frame draw:style-name="fr1" draw:name="Imagen3" text:anchor-type="char" svg:x="0cm" svg:y="0.462cm" svg:width="17.59cm" svg:height="11.659cm" draw:z-index="2"><draw:image xlink:href="Pictures/10000001000003240000021537BB21558E573E23.png" xlink:type="simple" xlink:show="embed" xlink:actuate="onLoad" draw:mime-type="image/png"/></draw:frame><draw:frame draw:style-name="fr1" draw:name="Imagen4" text:anchor-type="char" svg:x="0.766cm" svg:y="12.12cm" svg:width="17.59cm" svg:height="11.659cm" draw:z-index="3"><draw:image xlink:href="Pictures/10000001000003240000021532855B57519F971E.png" xlink:type="simple" xlink:show="embed" xlink:actuate="onLoad" draw:mime-type="image/png"/></draw:frame></text:p>
      <text:p text:style-name="P1"><text:soft-page-break/></text:p>
      <text:p text:style-name="P1"/>
      <text:p text:style-name="P1"/>
      <text:p text:style-name="P1"/>
      <text:p text:style-name="P1"><draw:frame draw:style-name="fr3" draw:name="Imagen5" text:anchor-type="char" svg:width="17.59cm" svg:height="10.169cm" draw:z-index="4"><draw:image xlink:href="Pictures/10000001000005E600000369827658F3F5E85471.png" xlink:type="simple" xlink:show="embed" xlink:actuate="onLoad" draw:mime-type="image/png"/></draw:frame></text:p>
      <text:p text:style-name="P1"><draw:frame draw:style-name="fr1" draw:name="Imagen6" text:anchor-type="char" svg:x="0.587cm" svg:y="0.554cm" svg:width="17.59cm" svg:height="11.659cm" draw:z-index="5"><draw:image xlink:href="Pictures/10000001000003240000021597824EC3F20709B8.png" xlink:type="simple" xlink:show="embed" xlink:actuate="onLoad" draw:mime-type="image/png"/></draw:frame></text:p>
      <text:p text:style-name="P1"><text:soft-page-break/></text:p>
      <text:p text:style-name="P1"/>
      <text:p text:style-name="P1"/>
      <text:p text:style-name="P1"><draw:frame draw:style-name="fr3" draw:name="Imagen7" text:anchor-type="char" svg:width="17.59cm" svg:height="10.169cm" draw:z-index="6"><draw:image xlink:href="Pictures/10000001000005E6000003690581D59AA4E675BC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<draw:frame draw:style-name="fr2" draw:name="Imagen8" text:anchor-type="char" svg:width="17.59cm" svg:height="10.169cm" draw:z-index="7"><draw:image xlink:href="Pictures/10000001000005E600000369A796BD1E70F04FF8.png" xlink:type="simple" xlink:show="embed" xlink:actuate="onLoad" draw:mime-type="image/png"/></draw:frame><text:soft-page-break/></text:p>
      <text:p text:style-name="P1"/>
      <text:p text:style-name="P1"/>
      <text:p text:style-name="P1"><draw:frame draw:style-name="fr3" draw:name="Imagen9" text:anchor-type="char" svg:width="17.59cm" svg:height="10.169cm" draw:z-index="8"><draw:image xlink:href="Pictures/10000001000005E600000369C64BB868100D688A.png" xlink:type="simple" xlink:show="embed" xlink:actuate="onLoad" draw:mime-type="image/png"/></draw:frame></text:p>
      <text:p text:style-name="P1"/>
      <text:p text:style-name="P1"/>
      <text:p text:style-name="P1"/>
      <text:p text:style-name="P1"><draw:frame draw:style-name="fr3" draw:name="Imagen10" text:anchor-type="char" svg:width="17.59cm" svg:height="11.659cm" draw:z-index="9"><draw:image xlink:href="Pictures/100000010000032400000215877849FB1D21EA66.png" xlink:type="simple" xlink:show="embed" xlink:actuate="onLoad" draw:mime-type="image/png"/></draw:frame><text:soft-page-break/></text:p>
      <text:p text:style-name="P1"/>
      <text:p text:style-name="P1"/>
      <text:p text:style-name="P1"><draw:frame draw:style-name="fr3" draw:name="Imagen11" text:anchor-type="char" svg:width="17.59cm" svg:height="11.659cm" draw:z-index="10"><draw:image xlink:href="Pictures/10000001000003240000021548F13B2A9F936385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><draw:frame draw:style-name="fr3" draw:name="Imagen12" text:anchor-type="char" svg:width="17.59cm" svg:height="11.659cm" draw:z-index="11"><draw:image xlink:href="Pictures/100000010000032400000215D19EE87DD3AD63C0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><draw:frame draw:style-name="fr3" draw:name="Imagen13" text:anchor-type="char" svg:width="17.59cm" svg:height="11.659cm" draw:z-index="12"><draw:image xlink:href="Pictures/100000010000032400000215975E6F0613946F02.png" xlink:type="simple" xlink:show="embed" xlink:actuate="onLoad" draw:mime-type="image/png"/></draw:frame><text:soft-page-break/></text:p>
      <text:p text:style-name="P1"/>
      <text:p text:style-name="P1"/>
      <text:p text:style-name="P1"><draw:frame draw:style-name="fr3" draw:name="Imagen14" text:anchor-type="char" svg:width="17.59cm" svg:height="11.659cm" draw:z-index="13"><draw:image xlink:href="Pictures/1000000100000324000002155070680A3E1A5E66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><draw:frame draw:style-name="fr3" draw:name="Imagen15" text:anchor-type="char" svg:width="17.59cm" svg:height="11.659cm" draw:z-index="14"><draw:image xlink:href="Pictures/1000000100000324000002159E2621BD91F7255A.png" xlink:type="simple" xlink:show="embed" xlink:actuate="onLoad" draw:mime-type="image/png"/></draw:frame><text:soft-page-break/></text:p>
      <text:p text:style-name="P1"/>
      <text:p text:style-name="P1"><draw:frame draw:style-name="fr3" draw:name="Imagen16" text:anchor-type="char" svg:width="17.59cm" svg:height="11.659cm" draw:z-index="15"><draw:image xlink:href="Pictures/100000010000032400000215AC2A1AD2F8D3A8C6.png" xlink:type="simple" xlink:show="embed" xlink:actuate="onLoad" draw:mime-type="image/png"/></draw:frame><text:soft-page-break/></text:p>
      <text:p text:style-name="P1"><draw:frame draw:style-name="fr3" draw:name="Imagen17" text:anchor-type="char" svg:width="17.59cm" svg:height="11.659cm" draw:z-index="16"><draw:image xlink:href="Pictures/1000000100000324000002159319C407759EA362.png" xlink:type="simple" xlink:show="embed" xlink:actuate="onLoad" draw:mime-type="image/png"/></draw:frame></text:p>
      <text:p text:style-name="P1"><text:soft-page-break/></text:p>
      <text:p text:style-name="P1"><draw:frame draw:style-name="fr1" draw:name="Imagen19" text:anchor-type="char" svg:x="0.529cm" svg:y="0.377cm" svg:width="17.59cm" svg:height="10.169cm" draw:z-index="18"><draw:image xlink:href="Pictures/10000001000005E600000369754201D95D19677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n18" text:anchor-type="char" svg:x="-0.212cm" svg:y="0.524cm" svg:width="17.59cm" svg:height="11.659cm" draw:z-index="17"><draw:image xlink:href="Pictures/1000000100000324000002158D0BE383E77D4A0E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><draw:frame draw:style-name="fr3" draw:name="Imagen20" text:anchor-type="char" svg:width="17.59cm" svg:height="3.475cm" draw:z-index="19"><draw:image xlink:href="Pictures/10000001000002F20000009592A84D2288ECBA0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<draw:frame draw:style-name="fr3" draw:name="Imagen21" text:anchor-type="char" svg:width="17.59cm" svg:height="3.475cm" draw:z-index="20"><draw:image xlink:href="Pictures/10000001000002F20000009557FA53C689AE51A0.png" xlink:type="simple" xlink:show="embed" xlink:actuate="onLoad" draw:mime-type="image/png"/></draw:frame></text:p>
      <text:p text:style-name="P1"><text:soft-page-break/></text:p>
      <text:p text:style-name="P1"/>
      <text:p text:style-name="P1"/>
      <text:p text:style-name="P1"><draw:frame draw:style-name="fr3" draw:name="Imagen22" text:anchor-type="char" svg:width="17.59cm" svg:height="11.659cm" draw:z-index="21"><draw:image xlink:href="Pictures/10000001000003240000021545D010E146AF42DB.png" xlink:type="simple" xlink:show="embed" xlink:actuate="onLoad" draw:mime-type="image/png"/></draw:frame></text:p>
      <text:p text:style-name="P1"/>
      <text:p text:style-name="P1"/>
      <text:p text:style-name="P1"><draw:frame draw:style-name="fr2" draw:name="Imagen23" text:anchor-type="char" svg:width="17.59cm" svg:height="11.659cm" draw:z-index="22"><draw:image xlink:href="Pictures/100000010000032400000215DBA7E4641154E60F.png" xlink:type="simple" xlink:show="embed" xlink:actuate="onLoad" draw:mime-type="image/png"/></draw:frame><draw:frame draw:style-name="fr1" draw:name="Imagen24" text:anchor-type="char" svg:x="0cm" svg:y="12.031cm" svg:width="17.59cm" svg:height="11.659cm" draw:z-index="23"><draw:image xlink:href="Pictures/100000010000032400000215891A2E10E457B0D2.png" xlink:type="simple" xlink:show="embed" xlink:actuate="onLoad" draw:mime-type="image/png"/></draw:frame><text:soft-page-break/></text:p>
      <text:p text:style-name="P1"/>
      <text:p text:style-name="P1"><draw:frame draw:style-name="fr1" draw:name="Imagen25" text:anchor-type="char" svg:x="2.365cm" svg:y="0.034cm" svg:width="6.641cm" svg:height="5.98cm" draw:z-index="24"><draw:image xlink:href="Pictures/10000001000000FB000000E208B64F4E374FD607.png" xlink:type="simple" xlink:show="embed" xlink:actuate="onLoad" draw:mime-type="image/png"/></draw:frame><text:soft-page-break/></text:p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n26" text:anchor-type="char" svg:x="0.33cm" svg:y="0.048cm" svg:width="17.59cm" svg:height="10.178cm" draw:z-index="25"><draw:image xlink:href="Pictures/10000001000005E80000036BAAAE99FEE7CC7AF1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6T09:31:13.109831191</meta:creation-date>
    <dc:date>2023-04-26T11:07:09.408026779</dc:date>
    <meta:editing-duration>PT14M19S</meta:editing-duration>
    <meta:editing-cycles>1</meta:editing-cycles>
    <meta:generator>LibreOffice/7.3.7.2$Linux_X86_64 LibreOffice_project/30$Build-2</meta:generator>
    <meta:document-statistic meta:table-count="0" meta:image-count="26" meta:object-count="0" meta:page-count="18" meta:paragraph-count="1" meta:word-count="5" meta:character-count="22" meta:non-whitespace-character-count="18"/>
  </office:meta>
</office:document-meta>
</file>